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09bd9" officeooo:paragraph-rsid="00109bd9" style:font-size-asian="14pt" style:font-size-complex="14pt"/>
    </style:style>
    <style:style style:name="P2" style:family="paragraph" style:parent-style-name="Standard">
      <style:paragraph-properties fo:text-align="justify" style:justify-single-word="false"/>
      <style:text-properties fo:font-size="14pt" officeooo:rsid="00109bd9" officeooo:paragraph-rsid="00115d59" style:font-size-asian="14pt" style:font-size-complex="14pt"/>
    </style:style>
    <style:style style:name="P3" style:family="paragraph" style:parent-style-name="Standard">
      <style:paragraph-properties fo:text-align="justify" style:justify-single-word="false"/>
      <style:text-properties fo:font-size="14pt" officeooo:paragraph-rsid="00115d59" style:font-size-asian="14pt" style:font-size-complex="14pt"/>
    </style:style>
    <style:style style:name="P4" style:family="paragraph" style:parent-style-name="Standard">
      <style:paragraph-properties fo:text-align="justify" style:justify-single-word="false"/>
      <style:text-properties fo:font-size="14pt" fo:font-weight="bold" officeooo:rsid="00109bd9" officeooo:paragraph-rsid="00109bd9"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115d59" officeooo:paragraph-rsid="00115d59"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normal" officeooo:rsid="00109bd9" officeooo:paragraph-rsid="00109bd9"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13383f" officeooo:paragraph-rsid="00115d59" style:font-size-asian="14pt" style:font-weight-asian="normal" style:font-size-complex="14pt" style:font-weight-complex="normal"/>
    </style:style>
    <style:style style:name="P8" style:family="paragraph" style:parent-style-name="Standard">
      <style:paragraph-properties fo:text-align="end" style:justify-single-word="false"/>
      <style:text-properties fo:font-size="12pt" fo:font-weight="normal" officeooo:rsid="00115d59" officeooo:paragraph-rsid="00115d59"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bold" officeooo:rsid="00109bd9" officeooo:paragraph-rsid="00109bd9" style:font-size-asian="14pt" style:font-weight-asian="bold" style:font-size-complex="14pt" style:font-weight-complex="bold"/>
    </style:style>
    <style:style style:name="T1" style:family="text">
      <style:text-properties officeooo:rsid="00109bd9"/>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15d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Работа с вопросами при регистрации</text:p>
      <text:p text:style-name="P8">© Тусупбеков Данияр (@LisiiOgr).</text:p>
      <text:p text:style-name="P7"/>
      <text:p text:style-name="P2">Для начала использования необходимо в базе данных создать 2 таблицы:</text:p>
      <text:p text:style-name="P2">1) Таблица Question с полями:</text:p>
      <text:p text:style-name="P2">- ID — int, <text:span text:style-name="T4">хранит уникальный ключ вопроса;</text:span></text:p>
      <text:p text:style-name="P2">- TEXT — text, <text:span text:style-name="T4">хранить текст вопроса</text:span>;</text:p>
      <text:p text:style-name="P2">- TYPE — int, <text:span text:style-name="T4">хранит тип ожидаемого ответа</text:span>;</text:p>
      <text:p text:style-name="P2">- SHOW — boolean, <text:span text:style-name="T4">нужно ли показывать вопрос.</text:span></text:p>
      <text:p text:style-name="P2"/>
      <text:p text:style-name="P2">2) Таблица Answer с полями:</text:p>
      <text:p text:style-name="P2">- ID — int, <text:span text:style-name="T4">хранит уникальный ключ к ответу;</text:span></text:p>
      <text:p text:style-name="P2">- QUESTION_ID — int, <text:span text:style-name="T4">хранит ID вопроса;</text:span></text:p>
      <text:p text:style-name="P2">- USER_ID — int, <text:span text:style-name="T4">хранит Chat_ID пользователя;</text:span></text:p>
      <text:p text:style-name="P2">- TEXT — text, <text:span text:style-name="T4">хранит текст ответа, если такой ожидается;</text:span></text:p>
      <text:p text:style-name="P2">- PHOTO — text, <text:span text:style-name="T4">хранит ID фото, если такой ожидается;</text:span></text:p>
      <text:p text:style-name="P2">- AUDIO — text, <text:span text:style-name="T4">хранит ID аудио, если такой ожидается;</text:span></text:p>
      <text:p text:style-name="P2">- CINTACT_USER_ID — int, <text:span text:style-name="T4">хранит Chat_ID контакта, если такой ожидается;</text:span></text:p>
      <text:p text:style-name="P2">- CONTACT_FIRST_NAME — text, <text:span text:style-name="T4">хранит имя пользователя, отправленный с помощью контакта;</text:span></text:p>
      <text:p text:style-name="P2">- CONTACT_SECOND_NAME — text, <text:span text:style-name="T4">хранит фамилию пользователя, отправленный с помощью контакта;</text:span></text:p>
      <text:p text:style-name="P2">- CONTACT_PHONE_NUMBER — text, <text:span text:style-name="T4">хранит номер телефона, отправленный с помощью контакта.</text:span></text:p>
      <text:p text:style-name="P2"/>
      <text:p text:style-name="P2">Код для базы данных H2:</text:p>
      <text:p text:style-name="P3">CREATE CACHED TABLE PUBLIC.QUESTION(</text:p>
      <text:p text:style-name="P3"><text:s text:c="4"/>ID INT <text:span text:style-name="T1">NOT NULL AUTO_INCREMENT PRIMARY KEY</text:span>,</text:p>
      <text:p text:style-name="P3"><text:s text:c="4"/>TEXT TEXT,</text:p>
      <text:p text:style-name="P3"><text:s text:c="4"/>TYPE INT,</text:p>
      <text:p text:style-name="P3"><text:s text:c="4"/>SHOW BOOLEAN DEFAULT TRUE</text:p>
      <text:p text:style-name="P3">); </text:p>
      <text:p text:style-name="P2">CREATE CACHED TABLE PUBLIC.ANSWER(</text:p>
      <text:p text:style-name="P2"><text:s text:c="4"/>ID INT NOT NULL AUTO_INCREMENT PRIMARY KEY,</text:p>
      <text:p text:style-name="P2"><text:s text:c="4"/>QUESTION_ID INT NOT NULL,</text:p>
      <text:p text:style-name="P2"><text:s text:c="4"/>USER_ID INT NOT NULL,</text:p>
      <text:p text:style-name="P2"><text:s text:c="4"/>TEXT TEXT,</text:p>
      <text:p text:style-name="P2"><text:s text:c="4"/>PHOTO TEXT,</text:p>
      <text:p text:style-name="P2"><text:s text:c="4"/>AUDIO TEXT,</text:p>
      <text:p text:style-name="P2"><text:s text:c="4"/>CONTACT_USER_ID INT,</text:p>
      <text:p text:style-name="P2"><text:s text:c="4"/>CONTACT_FIRST_NAME TEXT,</text:p>
      <text:p text:style-name="P2"><text:s text:c="4"/>CONTACT_SECOND_NAME TEXT,</text:p>
      <text:p text:style-name="P2"><text:s text:c="4"/>CONTACT_PHONE_NUMBER TEXT</text:p>
      <text:p text:style-name="P2">); <text:s/></text:p>
      <text:p text:style-name="P4"/>
      <text:p text:style-name="P4"><text:soft-page-break/>В основе лежат 5 классов:</text:p>
      <text:p text:style-name="P6">- command/impl/EditQuestionsCommand.java</text:p>
      <text:p text:style-name="P6">- entity/Question.java;</text:p>
      <text:p text:style-name="P6">- entity/Answer.java;</text:p>
      <text:p text:style-name="P6">- dao/impl/QuestionDao.java;</text:p>
      <text:p text:style-name="P6">- dao/impl/AnswerDao.java.</text:p>
      <text:p text:style-name="P4"/>
      <text:p text:style-name="P1">1) Класс EditQuestionsCommand.java отвечает за добавление и редактирование вопросов с помощью бота через Telegram.</text:p>
      <text:p text:style-name="P1"/>
      <text:p text:style-name="P1">2) Класс Question хранит в себе информацию о вопросе.</text:p>
      <text:p text:style-name="P1"><text:span text:style-name="T2">- Id </text:span>- Уникальный номер вопроса. Тип int.</text:p>
      <text:p text:style-name="P1"><text:span text:style-name="T2">- text </text:span>- Текст вопроса. Тип String.</text:p>
      <text:p text:style-name="P1"><text:span text:style-name="T2">- type</text:span> - Тип ответа на вопрос. Тип int.</text:p>
      <text:p text:style-name="P1"><text:tab/>0 - ожидает ответ в виде текста. <text:s/></text:p>
      <text:p text:style-name="P1"><text:tab/>1 - ожидает ответ в виде фото. Сохраняется только 1 фото наиболее высокого качества.</text:p>
      <text:p text:style-name="P1"><text:tab/>2 - ожидает ответ в виде аудио.<text:tab/>Сохраняется ID аудио.</text:p>
      <text:p text:style-name="P1"><text:tab/>3 - ожидает ответ в виде контакт. Если отправляют не в <text:s/>виде контакта, то ответ записывается в Answer.contactPhoneNumber.</text:p>
      <text:p text:style-name="P1">show - Показывать вопрос или нет. Тип boolean.</text:p>
      <text:p text:style-name="P1"/>
      <text:p text:style-name="P1"><text:span text:style-name="T2">Question.toString()</text:span> возвращает строку в виде "&lt;b&gt;Вопрос: &lt;/b&gt;*Текст вопроса*". Для правильного отображения используйте ParseMode при отправке сообщения.</text:p>
      <text:p text:style-name="P1"/>
      <text:p text:style-name="P1">3) Класс Answer хранит в себе информацию об ответе на вопрос.</text:p>
      <text:p text:style-name="P1">Содержит в себе следующие параметры:</text:p>
      <text:p text:style-name="P1"><text:span text:style-name="T2"><text:s/>- id</text:span> - Уникальный номер ответа. Тип int;</text:p>
      <text:p text:style-name="P1"><text:span text:style-name="T2"><text:s/>- question</text:span> - Содержит в себе экземпляр вопроса. Экземпляр класса Question.</text:p>
      <text:p text:style-name="P1"><text:span text:style-name="T2"><text:s/>- userId</text:span> - ID пользователя, давший ответ. Тип Long.</text:p>
      <text:p text:style-name="P1"><text:span text:style-name="T2"><text:s/>- text</text:span> - Содержит текст ответа, если ожидался ответ в виде текста. Тип String.</text:p>
      <text:p text:style-name="P1"><text:span text:style-name="T2"><text:s/>- audio</text:span> - Содержит ID аудио ответа, если ожидался ответ в виде аудио. Тип String.</text:p>
      <text:p text:style-name="P1"><text:span text:style-name="T2"><text:s/>- photo </text:span>- Содержит ID фото ответа, если ожидался ответ в виде фото. Тип String.</text:p>
      <text:p text:style-name="P1"><text:span text:style-name="T2"><text:s/>- contactUserId</text:span> - Содержит ID пользователя, отправленный с контактом. Тип Long.</text:p>
      <text:p text:style-name="P1"><text:span text:style-name="T2"><text:s/>- contactFirstName</text:span> - Содержит Имя пользователя, отправленный с помощью контакта. Тип String.</text:p>
      <text:p text:style-name="P1"><text:span text:style-name="T2"><text:s/>- contactSecondName</text:span> - Содержит Фамилию пользователя, отправленный с помощью контакта. Тип String.</text:p>
      <text:p text:style-name="P1"><text:span text:style-name="T2"><text:s/>- contactPhoneNumber</text:span> - Содержит Номер телефона пользователя, отправленный с помощью контакта. Если контакт не был отправлен, то ответ в виде текста записывается здесь. Тип String.</text:p>
      <text:p text:style-name="P1"><text:soft-page-break/></text:p>
      <text:p text:style-name="P1">Метод Answer.toString() возвращает строку в виде "&lt;b&gt;Вопрос: &lt;/b&gt;*Текст вопроса*</text:p>
      <text:p text:style-name="P1"><text:tab/><text:tab/><text:tab/><text:tab/><text:tab/><text:tab/><text:tab/><text:tab/><text:tab/><text:tab/><text:tab/><text:tab/> <text:s/>&lt;b&gt;Ответ: &lt;/b&gt;*Текст ответа*". Для правильного отображения используйте ParseMode при отправке сообщения.</text:p>
      <text:p text:style-name="P1"/>
      <text:p text:style-name="P1">4) Класс <text:span text:style-name="T2">QuestionDao</text:span> выполняет функцию связывания бота и базы данных вопросов. </text:p>
      <text:p text:style-name="P1"><text:tab/><text:span text:style-name="T2">QuestionDao.getQuestions()</text:span> - возвращает все вопросы, которые есть в базе данных. Возвращает массив вопросов. Если вопросов в базе нет, возвращает пустой массив.</text:p>
      <text:p text:style-name="P1"><text:tab/><text:span text:style-name="T2">QuestionDao.getQuestions(boolean show)</text:span> - возвращает вопросы, в зависимости от параметра, которые показываются, либо не показываются. Возвращает массив экземпляров класса Question. Если вопросов в базе нет, возвращает пустой массив.</text:p>
      <text:p text:style-name="P1"><text:tab/><text:span text:style-name="T2">QuestionDao.getQuestion(int questionId)</text:span> - возвращает экземпляр класса Question с данным ID, если вопроса в базе нет, возвращает <text:span text:style-name="T3">null</text:span>.</text:p>
      <text:p text:style-name="P1"><text:tab/><text:span text:style-name="T2">QuestionDao.insertQuestion(Question question)</text:span> - добавляет вопрос в базу данных бота. По-умолчанию <text:span text:style-name="T3">show = true</text:span>. Ничего не возвращает.</text:p>
      <text:p text:style-name="P1"><text:tab/><text:span text:style-name="T2">QuestionDao.updateQuestion(Question question)</text:span> - обновляет вопрос в базе данных бота. Изменяет параметры text(непосредственно текст вопроса), type(тип ожидаемого ответа), show(задавать ли вопрос пользователям). Ничего не возвращает.</text:p>
      <text:p text:style-name="P1"/>
      <text:p text:style-name="P1"/>
      <text:p text:style-name="P1">5) Класс <text:span text:style-name="T2">AnswerDao</text:span> выполняет функцию связывания бота и базы данных ответов.</text:p>
      <text:p text:style-name="P1"><text:tab/><text:span text:style-name="T2">AnswerDao.getAnswersByChatId(Long chatId)</text:span> - возвращает массив экземпляров класса Answer данного пользователя. Если ответов в базе нет, то возвращается пустой массив.</text:p>
      <text:p text:style-name="P1"><text:tab/><text:span text:style-name="T2">AnswerDao.getAnswer(int answerId)</text:span> - возвращается экземпляр класса Answer. Если данного ответа нет, то возвращается <text:span text:style-name="T3">null.</text:span></text:p>
      <text:p text:style-name="P1"><text:tab/><text:span text:style-name="T2">AnswerDao.insertAnswer(Answer answer) </text:span>- добавление ответа в базу данных бота. Ничего не возвращает.</text:p>
      <text:p text:style-name="P1"><text:tab/><text:span text:style-name="T2">AnswerDao.updateAnswer(Answer answer)</text:span> - обновление ответа в базе данных. Обновляет все параметры.</text:p>
      <text:p text:style-name="P1"/>
      <text:p text:style-name="P1">В данном шаблоне вопросы задаются непосредственно после регистрации. Чтобы добавить или изменить вопросы, необходимо зайти в меню админа. Оно вызывается командой /admin. После того, как вы зашли в меню админа, необходимо нажать кнопку "Редактировать вопросы при регистрации", далее у Вас будет выбор, создать новый вопрос или изменить существующий. При созднаии нового вопроса, Вам необходимо записать текст вопроса и тип ожидаемого ответа. При выборе кнопки "Редактировать вопросы" Вам <text:soft-page-break/>необходимо выбрать вопрос, нажав на соответсвующий ему номер. После Вам предоставится выбор, что поменять в вопросе. Нажав на кнопку "Текст вопроса" Вы измените текст вопроса. Нажав на кнопку "Тип ответа", Вы должны выбрать какой тип ответа ожидается от пользователя. Это может быть текст, фото, аудио или контакт. Нажав на кнопку "Показывать вопрос?", в зависимости от параметра show, вопрос либо будет показываться, либо не будет.</text:p>
      <text:p text:style-name="P1"><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12:42:37.649623668</meta:creation-date>
    <dc:date>2017-07-13T13:18:44.498569864</dc:date>
    <meta:editing-duration>PT2M4S</meta:editing-duration>
    <meta:editing-cycles>1</meta:editing-cycles>
    <meta:generator>LibreOffice/5.1.6.2$Linux_X86_64 LibreOffice_project/10m0$Build-2</meta:generator>
    <meta:document-statistic meta:table-count="0" meta:image-count="0" meta:object-count="0" meta:page-count="4" meta:paragraph-count="82" meta:word-count="818" meta:character-count="5989" meta:non-whitespace-character-count="5135"/>
  </office:meta>
</office:document-meta>
</file>